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officeooo:rsid="0007abef" officeooo:paragraph-rsid="000fe5e1" style:font-size-asian="14pt" style:font-size-complex="14pt"/>
    </style:style>
    <style:style style:name="P5" style:family="paragraph" style:parent-style-name="Standard">
      <style:text-properties fo:font-size="14pt" officeooo:rsid="000fe5e1" officeooo:paragraph-rsid="000fe5e1" style:font-size-asian="14pt" style:font-size-complex="14pt"/>
    </style:style>
    <style:style style:name="P6" style:family="paragraph" style:parent-style-name="Standard">
      <style:text-properties fo:font-size="14pt" officeooo:rsid="000fe5e1" officeooo:paragraph-rsid="00155830" style:font-size-asian="14pt" style:font-size-complex="14pt"/>
    </style:style>
    <style:style style:name="P7" style:family="paragraph" style:parent-style-name="Standard">
      <style:text-properties fo:font-size="14pt" officeooo:paragraph-rsid="000fe5e1" style:font-size-asian="14pt" style:font-size-complex="14pt"/>
    </style:style>
    <style:style style:name="P8" style:family="paragraph" style:parent-style-name="Standard">
      <style:text-properties fo:font-size="14pt" officeooo:rsid="0010b982" officeooo:paragraph-rsid="0010b982" style:font-size-asian="14pt" style:font-size-complex="14pt"/>
    </style:style>
    <style:style style:name="P9" style:family="paragraph" style:parent-style-name="Standard">
      <style:text-properties fo:font-size="14pt" officeooo:paragraph-rsid="0010b982" style:font-size-asian="14pt" style:font-size-complex="14pt"/>
    </style:style>
    <style:style style:name="P10" style:family="paragraph" style:parent-style-name="Standard">
      <style:text-properties fo:font-size="14pt" officeooo:rsid="00155830" officeooo:paragraph-rsid="00155830" style:font-size-asian="14pt" style:font-size-complex="14pt"/>
    </style:style>
    <style:style style:name="P11" style:family="paragraph" style:parent-style-name="Standard">
      <style:text-properties fo:font-size="14pt" officeooo:paragraph-rsid="0016b752" style:font-size-asian="14pt" style:font-size-complex="14pt"/>
    </style:style>
    <style:style style:name="P12" style:family="paragraph" style:parent-style-name="Standard">
      <style:text-properties fo:font-size="14pt" officeooo:rsid="0016b752" officeooo:paragraph-rsid="0016b752" style:font-size-asian="14pt" style:font-size-complex="14pt"/>
    </style:style>
    <style:style style:name="P13" style:family="paragraph" style:parent-style-name="Standard">
      <style:text-properties fo:font-size="14pt" fo:font-style="italic" style:font-size-asian="14pt" style:font-style-asian="italic" style:font-size-complex="14pt" style:font-style-complex="italic"/>
    </style:style>
    <style:style style:name="P14" style:family="paragraph" style:parent-style-name="Standard">
      <style:text-properties fo:font-size="14pt" fo:font-style="normal" officeooo:rsid="000fe5e1" officeooo:paragraph-rsid="000fe5e1" style:font-size-asian="14pt" style:font-style-asian="normal" style:font-size-complex="14pt" style:font-style-complex="normal"/>
    </style:style>
    <style:style style:name="P15" style:family="paragraph" style:parent-style-name="Standard">
      <style:text-properties fo:font-size="14pt" fo:font-style="normal" officeooo:rsid="0010b982" officeooo:paragraph-rsid="0010b982" style:font-size-asian="14pt" style:font-style-asian="normal" style:font-size-complex="14pt" style:font-style-complex="normal"/>
    </style:style>
    <style:style style:name="P16" style:family="paragraph" style:parent-style-name="Standard">
      <style:text-properties fo:font-size="14pt" fo:font-style="normal" officeooo:rsid="00139d25" officeooo:paragraph-rsid="00139d25" style:font-size-asian="14pt" style:font-style-asian="normal" style:font-size-complex="14pt" style:font-style-complex="normal"/>
    </style:style>
    <style:style style:name="P1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8" style:family="paragraph" style:parent-style-name="Standard">
      <style:paragraph-properties fo:text-align="center" style:justify-single-word="false"/>
      <style:text-properties fo:font-size="20pt" fo:font-weight="bold" officeooo:paragraph-rsid="000fe5e1" style:font-size-asian="20pt" style:font-weight-asian="bold" style:font-size-complex="20pt" style:font-weight-complex="bold"/>
    </style:style>
    <style:style style:name="P19" style:family="paragraph" style:parent-style-name="Standard">
      <style:paragraph-properties fo:text-align="center" style:justify-single-word="false"/>
      <style:text-properties fo:font-size="20pt" fo:font-weight="bold" officeooo:paragraph-rsid="0010b982" style:font-size-asian="20pt" style:font-weight-asian="bold" style:font-size-complex="20pt" style:font-weight-complex="bold"/>
    </style:style>
    <style:style style:name="P20" style:family="paragraph" style:parent-style-name="Standard">
      <style:paragraph-properties fo:text-align="center" style:justify-single-word="false"/>
      <style:text-properties fo:font-size="20pt" fo:font-weight="bold" officeooo:paragraph-rsid="0016b752" style:font-size-asian="20pt" style:font-weight-asian="bold" style:font-size-complex="20pt" style:font-weight-complex="bold"/>
    </style:style>
    <style:style style:name="P21" style:family="paragraph" style:parent-style-name="Standard" style:list-style-name="L1">
      <style:text-properties fo:font-size="14pt" officeooo:rsid="000fe5e1" officeooo:paragraph-rsid="000fe5e1" style:font-size-asian="14pt" style:font-size-complex="14pt"/>
    </style:style>
    <style:style style:name="P22" style:family="paragraph" style:parent-style-name="Standard">
      <style:text-properties fo:font-size="14pt" officeooo:rsid="0016b752" officeooo:paragraph-rsid="0016b752" style:font-size-asian="14pt" style:font-size-complex="14pt"/>
    </style:style>
    <style:style style:name="P23" style:family="paragraph" style:parent-style-name="Standard">
      <style:text-properties fo:font-size="14pt" officeooo:rsid="0019845d" officeooo:paragraph-rsid="0019845d" style:font-size-asian="14pt" style:font-size-complex="14pt"/>
    </style:style>
    <style:style style:name="P24" style:family="paragraph" style:parent-style-name="Standard">
      <style:text-properties fo:font-size="14pt" officeooo:rsid="001b34cf" officeooo:paragraph-rsid="001b34cf" style:font-size-asian="14pt" style:font-size-complex="14pt"/>
    </style:style>
    <style:style style:name="P25" style:family="paragraph" style:parent-style-name="Standard">
      <style:text-properties fo:font-size="14pt" officeooo:rsid="001d05df" officeooo:paragraph-rsid="001d05df" style:font-size-asian="14pt" style:font-size-complex="14pt"/>
    </style:style>
    <style:style style:name="P26" style:family="paragraph" style:parent-style-name="Standard">
      <style:text-properties style:font-name="Courier 10 Pitch" fo:font-size="14pt" officeooo:rsid="001805b5" officeooo:paragraph-rsid="001805b5" style:font-size-asian="14pt" style:font-size-complex="14pt"/>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bold" officeooo:rsid="000fe5e1" style:font-style-asian="normal" style:font-weight-asian="bold" style:font-style-complex="normal" style:font-weight-complex="bold"/>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01805b5" style:font-style-asian="normal" style:font-weight-asian="normal" style:font-style-complex="normal" style:font-weight-complex="normal"/>
    </style:style>
    <style:style style:name="T9" style:family="text">
      <style:text-properties officeooo:rsid="000fe5e1"/>
    </style:style>
    <style:style style:name="T10" style:family="text">
      <style:text-properties officeooo:rsid="0010b982"/>
    </style:style>
    <style:style style:name="T11" style:family="text">
      <style:text-properties officeooo:rsid="00139d25"/>
    </style:style>
    <style:style style:name="T12" style:family="text">
      <style:text-properties officeooo:rsid="00155830"/>
    </style:style>
    <style:style style:name="T13" style:family="text">
      <style:text-properties officeooo:rsid="0016b752"/>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officeooo:rsid="0019845d"/>
    </style:style>
    <style:style style:name="T16" style:family="text">
      <style:text-properties officeooo:rsid="001d05df"/>
    </style:style>
    <style:style style:name="T17" style:family="text">
      <style:text-properties officeooo:rsid="001e60a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2"><text:span text:style-name="T9">Review of zrn2.c</text:span>.</text:p>
      <text:p text:style-name="P1">Richard Parker <text:span text:style-name="T9">(Jon Thackray) 28.9</text:span>.201<text:span text:style-name="T9">5</text:span></text:p>
      <text:p text:style-name="P13"/>
      <text:p text:style-name="P17">Section 1 – Introduction</text:p>
      <text:p text:style-name="P3"/>
      <text:p text:style-name="P10">After the thread-farm of meataxe64 was tuned, over many months, for the implementation of high-performance matrix multiplication, Jon Thackray implemented a chopped-up &lt;rank&gt; program zrn2 as a first attempt to use thread-farm technology for Gaussian Elimination. <text:s/>I gave this program considerable testing and measurements on "lovelace" - 64 piledriver cores at St. Andrews - over the two weeks 21.9.2015 - 5.10.2015, and the results and conclusions are presented here.</text:p>
      <text:p text:style-name="P10"/>
      <text:p text:style-name="P10">In general terms, the zrn2 program held up well. <text:s/>At this stage, matrix multiplication in the fields of orders 2 and 3 were efficiently implemented, and "lovelace" was able to find the rank of a "random" 1,600,000 x 1,600,000 matrix mod 2 in under 13.5 hours, and a random 1,000,000 x 1,000,000 matrix mod 3 in <text:span text:style-name="T2">TBD</text:span><text:span text:style-name="T3"> insert time here.</text:span></text:p>
      <text:p text:style-name="P5"/>
      <text:p text:style-name="P10">The main conclusion (admittedly from a sample size of one!) is that the direct use of the thread farm that Jon (heroically!) utilized produces good programs, but the human effort to produce them this way is extreme, and that the urgent requirement is to find a better programming style for this work.</text:p>
      <text:p text:style-name="P6"/>
      <text:p text:style-name="P10">Another issue that come out fairly strongly is that the fact that the "echelize" routine is written using the basic vector arithmetic (i.e. not performance tuned) weighs heavily on the system. <text:s/>The result is a pressure to chop the matrix up into a large number of small parts, which resulted in other problems becoming significant.</text:p>
      <text:p text:style-name="P10"/>
      <text:p text:style-name="P20">Section <text:span text:style-name="T13">2</text:span> – <text:span text:style-name="T13">Possible ECH performance improvements.</text:span></text:p>
      <text:p text:style-name="P11"/>
      <text:p text:style-name="P12">By chopping the matrix up into smaller and smaller pieces, the proportion of the time that is spent executing the ECH proggie can be reduced as much as desired, but the result is an over-reliance on the thread-farm, resulting in problems as described in this document. <text:s/>It it therefore highly desirable that the performance of the ECH routine be improved as much as possible, and this forms the subject of this section.</text:p>
      <text:p text:style-name="P12"/>
      <text:p text:style-name="P12">Several approaches suggest themselves.</text:p>
      <text:p text:style-name="P12"/>
      <text:p text:style-name="P12"><text:span text:style-name="T14">1. <text:s/>Improve DSMad.</text:span> <text:s/>The main performance bottleneck is <text:span text:style-name="T2">TBD</text:span><text:span text:style-name="T3"> presumably - should check </text:span><text:soft-page-break/><text:span text:style-name="T3">this</text:span><text:span text:style-name="T7"> the DSMad routine in the field module, and attention turns to wondering whether this routine can be speeded up. <text:s/>I have already done considerable work on this, as it happens, but now the pressure has been turned up further, we might be able to do something worthwhile.</text:span><text:span text:style-name="T8"> <text:s/>Let's take another look, for example, and the mod-3 code. <text:s/>Two 2-dimensional lookup tables are used (one for addition, the other for subtraction) so that the code depends on the multiplier. <text:s/>For a multiplier of zero, no work is done. <text:s/>For 1 and 2, the program goes into the pcbif routine, which in the piledriver implementation is currently coded as a 4x unrolled loop - here is the second of four (the other three are exactly similar). <text:s/></text:span></text:p>
      <text:p text:style-name="P12"/>
      <text:p text:style-name="P26"><text:span text:style-name="T15">1 4 0.5</text:span> <text:s/>movzbq <text:s/>1(%rsi,%rax),%r10</text:p>
      <text:p text:style-name="P26"><text:span text:style-name="T15">1 4 0.5</text:span> <text:s/>movzbq <text:s/>1(%rdx,%rax),%r11</text:p>
      <text:p text:style-name="P26"><text:span text:style-name="T15">1 4 2.0</text:span> <text:s/>imull <text:s text:c="2"/>%r9d,%r10d</text:p>
      <text:p text:style-name="P26"><text:span text:style-name="T15">1 1 0.5</text:span> <text:s/>addq <text:s text:c="3"/>%r11,%r10</text:p>
      <text:p text:style-name="P26"><text:span text:style-name="T15">1 4 0.5</text:span> <text:s/>movb <text:s text:c="3"/>(%r8,%r10),%r11b</text:p>
      <text:p text:style-name="P26"><text:span text:style-name="T15">1 4 0.5</text:span> <text:s/>movb <text:s text:c="3"/>%r11b,1(%rdi,%rax)</text:p>
      <text:p text:style-name="P12"/>
      <text:p text:style-name="P23">The first column is the number of ops, the second the latency, and the third reciprocal throughput (taken from Agner Fog). <text:s/>Of course it can only manage one of these every 3 clocks (six instructions to decode) so this is our target.</text:p>
      <text:p text:style-name="P23"/>
      <text:p text:style-name="P24">Some ideas for trying to improve this are . . .</text:p>
      <text:p text:style-name="P24"/>
      <text:p text:style-name="P24">1. <text:s/>To space the add8 and sub8 tables to use 256 as the multiplier rather than 243. <text:s/>This would enable the code to use the AL,AH technique to be used to combine the two bytes, which, although inserting a stall to combine them, might well still be faster since it is only four instructions rather than six.</text:p>
      <text:p text:style-name="P24"/>
      <text:p text:style-name="P24">2. <text:s/>It is very likely that many of the fetches for the penultimate instruction (the table look-up) are coming from L2 cache rather than L1, since the table is close to 64K <text:span text:style-name="T16">and </text:span>the piledriver has only 16K of L1. <text:s/>This will introduce substantial delays, making it unlikely that the 40-instruction re-order buffer can generate enough concurrency. <text:s/><text:span text:style-name="T16">Using 1.2.1 unrolling would improve this substantially, and (as is shown below) we have enough registers to do both things if we chose.</text:span></text:p>
      <text:p text:style-name="P24"/>
      <text:p text:style-name="P25">The fetch of data A must go into AH, BH, CH and DH, which means that the index registers for this must be "ancient". <text:s/>We can use ESI and EBX for the two registers (we may wish to update the pointers rather than having an index, but I'll leave that for now). <text:s/>AL, BL, CL and DL we can load with the REX prefix, so we can use R8 for the second source and R9 for the destination, changing only the immediate displacement for the four unrolls.<text:span text:style-name="T17"> <text:s/>That leaves only the table address (ESI) and where to put the byte that we looked up, which can go into AL, BL, CL and DL, though others could be used.</text:span></text:p>
      <text:p text:style-name="P25"/>
      <text:p text:style-name="P12"><text:span text:style-name="T7"/></text:p>
      <text:p text:style-name="P10"><text:soft-page-break/>====================================================================</text:p>
      <text:p text:style-name="P6"/>
      <text:p text:style-name="P6"><text:span text:style-name="T12"><text:s/></text:span>The "thread-farm" of meataxe64 is now over three years old, and has gone through several iterations just to service the requirements of matrix multiplication. <text:s/>Recently Jon Thackray has managed to get the chopped-up "rank" program running using this system, and it has become apparent that its suitability for this is seriously lacking. <text:s/>This document is a working document to record what is wrong, ideas as to what can be done to fix it and decisions as to what the next steps are. <text:s/>The objectives are</text:p>
      <text:p text:style-name="P4"/>
      <text:list xml:id="list7891649013646315139" text:style-name="L1">
        <text:list-item>
          <text:p text:style-name="P21">to produce a rank program that is considerably simpler and in particular has a reasonable memory footprint suitable for large-scale testing.</text:p>
        </text:list-item>
        <text:list-item>
          <text:p text:style-name="P21">to allow the further production of null-space, and ideally some or all of standard base, spin and invert.</text:p>
        </text:list-item>
      </text:list>
      <text:p text:style-name="P5"/>
      <text:p text:style-name="P18">Section <text:span text:style-name="T9">2</text:span> – <text:span text:style-name="T9">List of issues.</text:span></text:p>
      <text:p text:style-name="P7"/>
      <text:p text:style-name="P5">1. <text:s/>To stop premature deletion of a moj, the main program must hold a read-reference on every moj until all its readers have been submitted, as well as on every moj that the main program itself will read. <text:s/>This is a heavy burden on the programmer.</text:p>
      <text:p text:style-name="P7"/>
      <text:p text:style-name="P5">2. <text:s/>The programmer is required to lay out "moj space" by hand. <text:s/>This is far too cumbersome. <text:s/>In particular . . .</text:p>
      <text:p text:style-name="P5"><text:s text:c="2"/>2A. <text:s/>Certainly a "scratch" moj (which is not needed at all!) does not need a number that the</text:p>
      <text:p text:style-name="P5"><text:tab/>programmer knows about.</text:p>
      <text:p text:style-name="P5"><text:s text:c="2"/>2B.<text:tab/>And indeed most of the working mojes can be allocated numbers automatically</text:p>
      <text:p text:style-name="P5"><text:s text:c="2"/>2C.<text:tab/>It is really only the mojes used <text:span text:style-name="T1">en-masse</text:span><text:span text:style-name="T4"> by constitutive threads that need to be numbered</text:span></text:p>
      <text:p text:style-name="P14"><text:tab/>sensibly. <text:s/>Perhaps it is this that should change.</text:p>
      <text:p text:style-name="P15"><text:s text:c="2"/>2D.<text:tab/>In any case it is a burden to have to work out how many are needed.</text:p>
      <text:p text:style-name="P5"/>
      <text:p text:style-name="P14">3. <text:s/>The debugging of programs running under the thread farm is in need of system assistance. <text:s/></text:p>
      <text:p text:style-name="P14"><text:s text:c="2"/>3A.<text:tab/>It would be sensible to have a deterministic version of threadfarm to simplify the initial</text:p>
      <text:p text:style-name="P14"><text:tab/>stages of debugging.</text:p>
      <text:p text:style-name="P14"><text:s text:c="2"/>3B.<text:tab/>Setting a DEBUG flag on the compilation could readily provide some useful information</text:p>
      <text:p text:style-name="P14"><text:tab/>as to what is going on.</text:p>
      <text:p text:style-name="P5"/>
      <text:p text:style-name="P14">4. <text:s/>The performance of the thread farm has not been investigated. <text:s/>I suspect it is very poor.</text:p>
      <text:p text:style-name="P5"/>
      <text:p text:style-name="P14">5. <text:s/>It would also make sense to reconsider its design in the light of Hardware Lock Elision, which is surely coming on the Intel chips.</text:p>
      <text:p text:style-name="P5"/>
      <text:p text:style-name="P15">6. <text:s/>The MxRead constitutive thread should be able to chop up in non-uniform ways. <text:s/>In particular, rank would like the top left to be smaller than the bottom right.<text:span text:style-name="T11"> <text:s/>By passing the constitutive threads more data (moj numbers, sizes) we can control it much better.</text:span></text:p>
      <text:p text:style-name="P8"><text:soft-page-break/></text:p>
      <text:p text:style-name="P15">7. <text:s/>Jon says "I feel the interface between Cijk and the chopped up read is clunky because of the way Cijk is numbered. I can’t see how to fix this at present, but it’s a sore thumb". <text:s/>I do not know what this is about.</text:p>
      <text:p text:style-name="P15"/>
      <text:p text:style-name="P16">8. <text:s/>Even with all the TfGetReadRef and TfRelease removed, the submit still does not read very clearly. <text:s/>It would be better to have macros or subroutines to execute the various proggies. <text:s/>There are not that many of them. <text:s/>MUL(a,b,c) is what we want it to look like.</text:p>
      <text:p text:style-name="P8"/>
      <text:p text:style-name="P19">Section <text:span text:style-name="T10">3</text:span> – <text:span text:style-name="T10">Ideas for solution(s).</text:span></text:p>
      <text:p text:style-name="P9"/>
      <text:p text:style-name="P8"><text:span text:style-name="T6">T</text:span><text:span text:style-name="T5">fStartThose().</text:span><text:span text:style-name="T4"> <text:s/>The idea here is that submitting jobs does not allow them to start immediately, so that a batch of jobs (possibly the entire task) can be submitted first, and then they are allowed to start. <text:s/>That way there is no need to hold a read reference for any moj which is not needed after the end of the batch. <text:s/>This will simplify programming at the top level, and probably also clarify what the program is doing since the read-refs are now only held if the program is going to read them (or submit more jobs that are going to read them), which seems eminently reason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5-09-28T10:09:12.047084062</dc:date>
    <meta:editing-duration>P3DT23H56M3S</meta:editing-duration>
    <meta:editing-cycles>384</meta:editing-cycles>
    <meta:generator>LibreOffice/4.2.8.2$Linux_X86_64 LibreOffice_project/420m0$Build-2</meta:generator>
    <meta:printed-by>User </meta:printed-by>
    <meta:print-date>2012-07-06T16:23:45</meta:print-date>
    <meta:document-statistic meta:table-count="0" meta:image-count="0" meta:object-count="0" meta:page-count="4" meta:paragraph-count="48" meta:word-count="1427" meta:character-count="8210" meta:non-whitespace-character-count="6738"/>
  </office:meta>
</office:document-meta>
</file>